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P:- Java code in HTML</text:p>
      <text:p text:style-name="Standard">SL :- Embedded HTML in Java code</text:p>
      <text:p text:style-name="Standard"/>
      <text:p text:style-name="Standard"/>
      <text:p text:style-name="Standard">Presentation</text:p>
      <text:p text:style-name="Standard">Logic</text:p>
      <text:p text:style-name="Standard"/>
      <text:p text:style-name="Standard"/>
      <text:p text:style-name="Standard"><text:span text:style-name="T1">JSP </text:span>doesn't give u anything that we couldn't do with servlets bt its better in HTML then println</text:p>
      <text:p text:style-name="Standard"/>
      <text:p text:style-name="Standard">Intermediator(translator) :- <text:span text:style-name="T1">CONTAINER </text:span>Apache tomcat (Opn src), Licensed :- Websphere, Weblogic</text:p>
      <text:p text:style-name="Standard"/>
      <text:p text:style-name="Standard">Apache :- Webserver</text:p>
      <text:p text:style-name="Standard">Tomcat :- Contain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ik Ambani</meta:initial-creator>
    <meta:creation-date>2013-05-16T11:47:20.51</meta:creation-date>
    <meta:generator>OpenOffice.org/3.3$Win32 OpenOffice.org_project/330m20$Build-9567</meta:generator>
    <dc:date>2013-05-23T16:46:03.39</dc:date>
    <dc:creator>Pratik Ambani</dc:creator>
    <meta:editing-duration>PT12H38M27S</meta:editing-duration>
    <meta:editing-cycles>7</meta:editing-cycles>
    <meta:document-statistic meta:table-count="0" meta:image-count="0" meta:object-count="0" meta:page-count="1" meta:paragraph-count="8" meta:word-count="49" meta:character-count="301"/>
  </office:meta>
</office:document-meta>
</file>